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YAICATE DE OLORTEGUI, DIANA ISAB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07905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YAICATE DE OLORTEGUI, DIANA ISAB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07905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7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8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8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9/09/2021</text:p>
          </table:table-cell>
          <table:table-cell table:style-name="Tabla2.A2" office:value-type="string">
            <text:p text:style-name="P9">356542</text:p>
          </table:table-cell>
          <table:table-cell table:style-name="Tabla2.A2" office:value-type="string">
            <text:p text:style-name="P9">28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ERIC GONZALE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2:21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